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objectwithoutfill">
      <style:graphic-properties svg:stroke-width="0.076cm" svg:stroke-color="#000000" draw:marker-start="Dimension_20_Lines" draw:marker-start-width="0.621cm" draw:marker-end="Dimension_20_Lines" draw:marker-end-width="0.621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51cm" svg:stroke-color="#000000" draw:marker-start-width="0.369cm" draw:marker-end-width="0.36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1cm" svg:stroke-color="#000000" draw:marker-start-width="0.355cm" draw:marker-end="Symmetric_20_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121cm" svg:y="0.1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0.248cm" svg:y="0.369cm">
          <draw:text-box>
            <text:p><text:span text:style-name="T1">(1, </text:span><text:span text:style-name="T1">“a</text:span><text:span text:style-name="T1">”)</text:span></text:p>
          </draw:text-box>
        </draw:frame>
        <draw:custom-shape draw:style-name="gr1" draw:text-style-name="P1" draw:layer="layout" svg:width="3.048cm" svg:height="1.524cm" svg:x="7.995cm" svg:y="0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58cm" svg:y="0.1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4.185cm" svg:y="0.369cm">
          <draw:text-box>
            <text:p><text:span text:style-name="T1">(1, </text:span><text:span text:style-name="T1">“b</text:span><text:span text:style-name="T1">”)</text:span></text:p>
          </draw:text-box>
        </draw:frame>
        <draw:frame draw:style-name="gr2" draw:text-style-name="P2" draw:layer="layout" svg:width="5.207cm" svg:height="2.921cm" svg:x="8.122cm" svg:y="0.369cm">
          <draw:text-box>
            <text:p><text:span text:style-name="T1">(2, “c”)</text:span></text:p>
          </draw:text-box>
        </draw:frame>
        <draw:line draw:style-name="gr3" draw:text-style-name="P3" draw:layer="layout" svg:x1="4.025cm" svg:y1="2.812cm" svg:x2="7.14cm" svg:y2="2.812cm">
          <text:p/>
        </draw:line>
        <draw:frame draw:style-name="gr4" draw:text-style-name="P2" draw:layer="layout" svg:width="0.867cm" svg:height="0.962cm" svg:x="5.063cm" svg:y="1.782cm">
          <draw:text-box>
            <text:p><text:span text:style-name="T1">1</text:span></text:p>
          </draw:text-box>
        </draw:frame>
        <draw:line draw:style-name="gr5" draw:text-style-name="P3" draw:layer="layout" svg:x1="3.173cm" svg:y1="2.812cm" svg:x2="4.062cm" svg:y2="2.812cm">
          <text:p/>
        </draw:line>
        <draw:frame draw:style-name="gr4" draw:text-style-name="P4" draw:layer="layout" svg:width="1.27cm" svg:height="0.962cm" svg:x="3.136cm" svg:y="1.923cm">
          <draw:text-box>
            <text:p><text:span text:style-name="T2">+1</text:span></text:p>
          </draw:text-box>
        </draw:frame>
        <draw:frame draw:style-name="gr4" draw:text-style-name="P2" draw:layer="layout" svg:width="0.867cm" svg:height="0.962cm" svg:x="1.231cm" svg:y="1.796cm">
          <draw:text-box>
            <text:p><text:span text:style-name="T1">1</text:span></text:p>
          </draw:text-box>
        </draw:frame>
        <draw:line draw:style-name="gr5" draw:text-style-name="P3" draw:layer="layout" svg:x1="0.102cm" svg:y1="2.782cm" svg:x2="4.297cm" svg:y2="2.81cm">
          <text:p/>
        </draw:line>
        <draw:g>
          <draw:path draw:style-name="gr6" draw:text-style-name="P3" draw:layer="layout" svg:width="0.989cm" svg:height="3.421cm" draw:transform="rotate (-1.5707963267949) translate (3.56142434523002cm 3.3470625cm)" svg:viewBox="0 0 990 3422" svg:d="M8 3420c777 21 1397-60 635-1380s-635-1920-635-2040">
            <text:p/>
          </draw:path>
          <draw:path draw:style-name="gr6" draw:text-style-name="P3" draw:layer="layout" svg:width="0.989cm" svg:height="3.421cm" draw:transform="rotate (1.5707963267949) translate (3.67857565476998cm 4.3371170416742cm)" svg:viewBox="0 0 990 3422" svg:d="M982 3420c-777 21-1397-60-635-1380s635-1920 635-2040">
            <text:p/>
          </draw:path>
          <draw:line draw:style-name="gr6" draw:text-style-name="P3" draw:layer="layout" svg:x1="3.687cm" svg:y1="3.35cm" svg:x2="3.615cm" svg:y2="3.594cm">
            <text:p/>
          </draw:line>
          <draw:line draw:style-name="gr6" draw:text-style-name="P3" draw:layer="layout" svg:x1="3.55cm" svg:y1="3.346cm" svg:x2="3.618cm" svg:y2="3.568cm">
            <text:p/>
          </draw:line>
        </draw:g>
        <draw:frame draw:style-name="gr4" draw:text-style-name="P2" draw:layer="layout" svg:width="0.867cm" svg:height="0.962cm" svg:x="3.217cm" svg:y="3.483cm">
          <draw:text-box>
            <text:p><text:span text:style-name="T1">3</text:span></text:p>
          </draw:text-box>
        </draw:frame>
        <draw:line draw:style-name="gr7" draw:text-style-name="P3" draw:layer="layout" svg:x1="6.919cm" svg:y1="2.375cm" svg:x2="5.951cm" svg:y2="1.1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176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21T21:55:28.294209227</dc:date>
    <meta:editing-duration>PT1H9M3S</meta:editing-duration>
    <meta:editing-cycles>20</meta:editing-cycles>
    <meta:generator>LibreOffice/6.0.7.3$Linux_X86_64 LibreOffice_project/00m0$Build-3</meta:generator>
    <meta:document-statistic meta:object-count="19"/>
  </office:meta>
</office:document-meta>
</file>